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 = 2, a = 1, B = 2, b = 2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1" office:value-type="string" calcext:value-type="string">
            <text:p>c (simulated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c (theoretic, root-found)</text:p>
          </table:table-cell>
          <table:table-cell table:number-columns-repeated="5"/>
          <table:table-cell office:value-type="string" calcext:value-type="string">
            <text:p>Time to loop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Difference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larger graph shows minimum failing to breach</text:p>
          </table:table-cell>
          <table:table-cell table:number-columns-repeated="8"/>
        </table:table-row>
        <table:table-row table:style-name="ro1"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likewise</text:p>
          </table:table-cell>
          <table:table-cell table:number-columns-repeated="8"/>
        </table:table-row>
        <table:table-row table:style-name="ro1"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likewise</text:p>
          </table:table-cell>
          <table:table-cell table:number-columns-repeated="8"/>
        </table:table-row>
        <table:table-row table:style-name="ro1">
          <table:table-cell office:value-type="float" office:value="1.4" calcext:value-type="float">
            <text:p>1.4</text:p>
          </table:table-cell>
          <table:table-cell/>
          <table:table-cell office:value-type="string" calcext:value-type="string">
            <text:p>Still not breaking threshold</text:p>
          </table:table-cell>
          <table:table-cell table:number-columns-repeated="8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5546" calcext:value-type="float">
            <text:p>0.5546</text:p>
          </table:table-cell>
          <table:table-cell office:value-type="string" calcext:value-type="string">
            <text:p>unstable value around 0.400, but the numerics break down there</text:p>
          </table:table-cell>
          <table:table-cell table:number-columns-repeated="5"/>
          <table:table-cell table:formula="of:=20/[.H8]" office:value-type="string" office:string-value="" calcext:value-type="error">
            <text:p>#DIV/0!</text:p>
          </table:table-cell>
          <table:table-cell table:formula="of:=[.B8]-[.I8]" office:value-type="string" office:string-value="" calcext:value-type="error">
            <text:p>#DIV/0!</text:p>
          </table:table-cell>
          <table:table-cell office:value-type="string" calcext:value-type="string">
            <text:p>Failed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5909" calcext:value-type="float">
            <text:p>0.5909</text:p>
          </table:table-cell>
          <table:table-cell table:number-columns-repeated="8"/>
          <table:table-cell office:value-type="string" calcext:value-type="string">
            <text:p>Failed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6093" calcext:value-type="float">
            <text:p>0.609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.6" calcext:value-type="float">
            <text:p>1.6</text:p>
          </table:table-cell>
          <table:table-cell table:style-name="ce2" office:value-type="float" office:value="0.621" calcext:value-type="float">
            <text:p>0.6210</text:p>
          </table:table-cell>
          <table:table-cell office:value-type="string" calcext:value-type="string">
            <text:p>May have an unstable root, but numerics are already gone by then</text:p>
          </table:table-cell>
          <table:table-cell table:number-columns-repeated="4"/>
          <table:table-cell office:value-type="float" office:value="32.4051654895206" calcext:value-type="float">
            <text:p>32.4051654895206</text:p>
          </table:table-cell>
          <table:table-cell table:formula="of:=20/[.H14]" office:value-type="float" office:value="0.617185553533672" calcext:value-type="float">
            <text:p>0.617185553533672</text:p>
          </table:table-cell>
          <table:table-cell table:formula="of:=[.B14]-[.I14]" office:value-type="float" office:value="0.00381444646632767" calcext:value-type="float">
            <text:p>0.00381444646632767</text:p>
          </table:table-cell>
          <table:table-cell office:value-type="string" calcext:value-type="string">
            <text:p>Looking a bit wobbly…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6728" calcext:value-type="float">
            <text:p>0.6728</text:p>
          </table:table-cell>
          <table:table-cell table:number-columns-repeated="5"/>
          <table:table-cell office:value-type="float" office:value="29.8037842366943" calcext:value-type="float">
            <text:p>29.8037842366943</text:p>
          </table:table-cell>
          <table:table-cell table:formula="of:=20/[.H15]" office:value-type="float" office:value="0.67105572370156" calcext:value-type="float">
            <text:p>0.67105572370156</text:p>
          </table:table-cell>
          <table:table-cell table:formula="of:=[.B15]-[.I15]" office:value-type="float" office:value="0.00174427629844021" calcext:value-type="float">
            <text:p>0.00174427629844021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7187" calcext:value-type="float">
            <text:p>0.7187</text:p>
          </table:table-cell>
          <table:table-cell table:number-columns-repeated="5"/>
          <table:table-cell table:style-name="ce5" office:value-type="float" office:value="27.8774971609126" calcext:value-type="float">
            <text:p>27.8774971609126</text:p>
          </table:table-cell>
          <table:table-cell table:formula="of:=20/[.H16]" office:value-type="float" office:value="0.717424519301619" calcext:value-type="float">
            <text:p>0.717424519301619</text:p>
          </table:table-cell>
          <table:table-cell table:formula="of:=[.B16]-[.I16]" office:value-type="float" office:value="0.00127548069838102" calcext:value-type="float">
            <text:p>0.00127548069838102</text:p>
          </table:table-cell>
          <table:table-cell office:value-type="string" calcext:value-type="string">
            <text:p>Going from time of 1<text:span text:style-name="T1">st</text:span> loop to time of 2<text:span text:style-name="T1">nd</text:span> loop made these worse…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7607" calcext:value-type="float">
            <text:p>0.7607</text:p>
          </table:table-cell>
          <table:table-cell table:number-columns-repeated="5"/>
          <table:table-cell table:style-name="ce5" office:value-type="float" office:value="26.3291497446051" calcext:value-type="float">
            <text:p>26.3291497446051</text:p>
          </table:table-cell>
          <table:table-cell table:formula="of:=20/[.H17]" office:value-type="float" office:value="0.759614351165976" calcext:value-type="float">
            <text:p>0.759614351165976</text:p>
          </table:table-cell>
          <table:table-cell table:formula="of:=[.B17]-[.I17]" office:value-type="float" office:value="0.00108564883402373" calcext:value-type="float">
            <text:p>0.0010856488340237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98" calcext:value-type="float">
            <text:p>0.7998</text:p>
          </table:table-cell>
          <table:table-cell table:number-columns-repeated="5"/>
          <table:table-cell table:style-name="ce6" office:value-type="float" office:value="25.0366438374071" calcext:value-type="float">
            <text:p>25.0366438374071</text:p>
          </table:table-cell>
          <table:table-cell table:formula="of:=20/[.H18]" office:value-type="float" office:value="0.798829113434051" calcext:value-type="float">
            <text:p>0.798829113434051</text:p>
          </table:table-cell>
          <table:table-cell table:formula="of:=[.B18]-[.I18]" office:value-type="float" office:value="0.00097088656594857" calcext:value-type="float">
            <text:p>0.00097088656594857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8369" calcext:value-type="float">
            <text:p>0.8369</text:p>
          </table:table-cell>
          <table:table-cell table:number-columns-repeated="5"/>
          <table:table-cell office:value-type="float" office:value="23.9312970508322" calcext:value-type="float">
            <text:p>23.9312970508322</text:p>
          </table:table-cell>
          <table:table-cell table:formula="of:=20/[.H19]" office:value-type="float" office:value="0.835725700847647" calcext:value-type="float">
            <text:p>0.835725700847647</text:p>
          </table:table-cell>
          <table:table-cell table:formula="of:=[.B19]-[.I19]" office:value-type="float" office:value="0.00117429915235323" calcext:value-type="float">
            <text:p>0.00117429915235323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9052" calcext:value-type="float">
            <text:p>0.9052</text:p>
          </table:table-cell>
          <table:table-cell table:number-columns-repeated="5"/>
          <table:table-cell office:value-type="float" office:value="22.1208169214535" calcext:value-type="float">
            <text:p>22.1208169214535</text:p>
          </table:table-cell>
          <table:table-cell table:formula="of:=20/[.H20]" office:value-type="float" office:value="0.904125741423379" calcext:value-type="float">
            <text:p>0.904125741423379</text:p>
          </table:table-cell>
          <table:table-cell table:formula="of:=[.B20]-[.I20]" office:value-type="float" office:value="0.00107425857662069" calcext:value-type="float">
            <text:p>0.00107425857662069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ce2" office:value-type="float" office:value="0.998" calcext:value-type="float">
            <text:p>0.9980</text:p>
          </table:table-cell>
          <table:table-cell table:number-columns-repeated="5"/>
          <table:table-cell office:value-type="float" office:value="20.0672894035255" calcext:value-type="float">
            <text:p>20.0672894035255</text:p>
          </table:table-cell>
          <table:table-cell table:formula="of:=20/[.H21]" office:value-type="float" office:value="0.996646811526342" calcext:value-type="float">
            <text:p>0.996646811526342</text:p>
          </table:table-cell>
          <table:table-cell table:formula="of:=[.B21]-[.I21]" office:value-type="float" office:value="0.00135318847365762" calcext:value-type="float">
            <text:p>0.0013531884736576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083" calcext:value-type="float">
            <text:p>1.1083</text:p>
          </table:table-cell>
          <table:table-cell table:number-columns-repeated="5"/>
          <table:table-cell office:value-type="float" office:value="18.0748499936925" calcext:value-type="float">
            <text:p>18.0748499936925</text:p>
          </table:table-cell>
          <table:table-cell table:formula="of:=20/[.H22]" office:value-type="float" office:value="1.10650987460363" calcext:value-type="float">
            <text:p>1.10650987460363</text:p>
          </table:table-cell>
          <table:table-cell table:formula="of:=[.B22]-[.I22]" office:value-type="float" office:value="0.00179012539637502" calcext:value-type="float">
            <text:p>0.00179012539637502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2294" calcext:value-type="float">
            <text:p>1.2294</text:p>
          </table:table-cell>
          <table:table-cell table:number-columns-repeated="5"/>
          <table:table-cell office:value-type="float" office:value="16.2829549735932" calcext:value-type="float">
            <text:p>16.2829549735932</text:p>
          </table:table-cell>
          <table:table-cell table:formula="of:=20/[.H23]" office:value-type="float" office:value="1.22827828440445" calcext:value-type="float">
            <text:p>1.22827828440445</text:p>
          </table:table-cell>
          <table:table-cell table:formula="of:=[.B23]-[.I23]" office:value-type="float" office:value="0.00112171559554963" calcext:value-type="float">
            <text:p>0.00112171559554963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.3593" calcext:value-type="float">
            <text:p>1.3593</text:p>
          </table:table-cell>
          <table:table-cell table:number-columns-repeated="5"/>
          <table:table-cell office:value-type="float" office:value="14.7298780422282" calcext:value-type="float">
            <text:p>14.7298780422282</text:p>
          </table:table-cell>
          <table:table-cell table:formula="of:=20/[.H24]" office:value-type="float" office:value="1.35778449371157" calcext:value-type="float">
            <text:p>1.35778449371157</text:p>
          </table:table-cell>
          <table:table-cell table:formula="of:=[.B24]-[.I24]" office:value-type="float" office:value="0.00151550628842534" calcext:value-type="float">
            <text:p>0.00151550628842534</text:p>
          </table:table-cell>
          <table:table-cell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.4945" calcext:value-type="float">
            <text:p>1.4945</text:p>
          </table:table-cell>
          <table:table-cell table:number-columns-repeated="5"/>
          <table:table-cell office:value-type="float" office:value="13.4059143443802" calcext:value-type="float">
            <text:p>13.4059143443802</text:p>
          </table:table-cell>
          <table:table-cell table:formula="of:=20/[.H25]" office:value-type="float" office:value="1.49187884438364" calcext:value-type="float">
            <text:p>1.49187884438364</text:p>
          </table:table-cell>
          <table:table-cell table:formula="of:=[.B25]-[.I25]" office:value-type="float" office:value="0.00262115561636489" calcext:value-type="float">
            <text:p>0.00262115561636489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.6312" calcext:value-type="float">
            <text:p>1.6312</text:p>
          </table:table-cell>
          <table:table-cell table:number-columns-repeated="5"/>
          <table:table-cell office:value-type="float" office:value="12.2836327250374" calcext:value-type="float">
            <text:p>12.2836327250374</text:p>
          </table:table-cell>
          <table:table-cell table:formula="of:=20/[.H26]" office:value-type="float" office:value="1.62818283871631" calcext:value-type="float">
            <text:p>1.62818283871631</text:p>
          </table:table-cell>
          <table:table-cell table:formula="of:=[.B26]-[.I26]" office:value-type="float" office:value="0.00301716128368801" calcext:value-type="float">
            <text:p>0.00301716128368801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.7392" calcext:value-type="float">
            <text:p>1.7392</text:p>
          </table:table-cell>
          <table:table-cell table:number-columns-repeated="5"/>
          <table:table-cell office:value-type="float" office:value="11.5219140112272" calcext:value-type="float">
            <text:p>11.5219140112272</text:p>
          </table:table-cell>
          <table:table-cell table:formula="of:=20/[.H27]" office:value-type="float" office:value="1.73582270970878" calcext:value-type="float">
            <text:p>1.73582270970878</text:p>
          </table:table-cell>
          <table:table-cell table:formula="of:=[.B27]-[.I27]" office:value-type="float" office:value="0.00337729029121991" calcext:value-type="float">
            <text:p>0.00337729029121991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.8095" calcext:value-type="float">
            <text:p>1.8095</text:p>
          </table:table-cell>
          <table:table-cell office:value-type="string" calcext:value-type="string">
            <text:p>Line starting to look fuzzy around solution</text:p>
          </table:table-cell>
          <table:table-cell table:number-columns-repeated="4"/>
          <table:table-cell office:value-type="float" office:value="11.06673975338" calcext:value-type="float">
            <text:p>11.06673975338</text:p>
          </table:table-cell>
          <table:table-cell table:formula="of:=20/[.H28]" office:value-type="float" office:value="1.80721698040216" calcext:value-type="float">
            <text:p>1.80721698040216</text:p>
          </table:table-cell>
          <table:table-cell table:formula="of:=[.B28]-[.I28]" office:value-type="float" office:value="0.00228301959783783" calcext:value-type="float">
            <text:p>0.00228301959783783</text:p>
          </table:table-cell>
          <table:table-cell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.824" calcext:value-type="float">
            <text:p>1.824</text:p>
          </table:table-cell>
          <table:table-cell office:value-type="string" calcext:value-type="string">
            <text:p>Losing precision</text:p>
          </table:table-cell>
          <table:table-cell table:number-columns-repeated="4"/>
          <table:table-cell office:value-type="float" office:value="10.9829477986296" calcext:value-type="float">
            <text:p>10.9829477986296</text:p>
          </table:table-cell>
          <table:table-cell table:formula="of:=20/[.H29]" office:value-type="float" office:value="1.82100473995657" calcext:value-type="float">
            <text:p>1.82100473995657</text:p>
          </table:table-cell>
          <table:table-cell table:formula="of:=[.B29]-[.I29]" office:value-type="float" office:value="0.00299526004342954" calcext:value-type="float">
            <text:p>0.0029952600434295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838" calcext:value-type="float">
            <text:p>1.838</text:p>
          </table:table-cell>
          <table:table-cell office:value-type="string" calcext:value-type="string">
            <text:p>Losing precision further</text:p>
          </table:table-cell>
          <table:table-cell table:number-columns-repeated="4"/>
          <table:table-cell office:value-type="float" office:value="10.90133470935" calcext:value-type="float">
            <text:p>10.90133470935</text:p>
          </table:table-cell>
          <table:table-cell table:formula="of:=20/[.H30]" office:value-type="float" office:value="1.83463773319851" calcext:value-type="float">
            <text:p>1.83463773319851</text:p>
          </table:table-cell>
          <table:table-cell table:formula="of:=[.B30]-[.I30]" office:value-type="float" office:value="0.0033622668014941" calcext:value-type="float">
            <text:p>0.0033622668014941</text:p>
          </table:table-cell>
          <table:table-cell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Down to 2 decimal places</text:p>
          </table:table-cell>
          <table:table-cell table:number-columns-repeated="4"/>
          <table:table-cell office:value-type="float" office:value="10.8218110266728" calcext:value-type="float">
            <text:p>10.8218110266728</text:p>
          </table:table-cell>
          <table:table-cell table:formula="of:=20/[.H31]" office:value-type="float" office:value="1.84811950150538" calcext:value-type="float">
            <text:p>1.84811950150538</text:p>
          </table:table-cell>
          <table:table-cell table:formula="of:=[.B31]-[.I31]" office:value-type="float" office:value="0.00188049849461924" calcext:value-type="float">
            <text:p>0.00188049849461924</text:p>
          </table:table-cell>
          <table:table-cell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.86" calcext:value-type="float">
            <text:p>1.86</text:p>
          </table:table-cell>
          <table:table-cell table:number-columns-repeated="5"/>
          <table:table-cell office:value-type="float" office:value="10.7442924953306" calcext:value-type="float">
            <text:p>10.7442924953306</text:p>
          </table:table-cell>
          <table:table-cell table:formula="of:=20/[.H32]" office:value-type="float" office:value="1.86145341898425" calcext:value-type="float">
            <text:p>1.86145341898425</text:p>
          </table:table-cell>
          <table:table-cell table:formula="of:=[.B32]-[.I32]" office:value-type="float" office:value="-0.00145341898425055" calcext:value-type="float">
            <text:p>-0.00145341898425055</text:p>
          </table:table-cell>
          <table:table-cell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Significant error margins by this point</text:p>
          </table:table-cell>
          <table:table-cell table:number-columns-repeated="4"/>
          <table:table-cell office:value-type="float" office:value="10.6686993696165" calcext:value-type="float">
            <text:p>10.6686993696165</text:p>
          </table:table-cell>
          <table:table-cell table:formula="of:=20/[.H33]" office:value-type="float" office:value="1.87464275701293" calcext:value-type="float">
            <text:p>1.87464275701293</text:p>
          </table:table-cell>
          <table:table-cell table:formula="of:=[.B33]-[.I33]" office:value-type="float" office:value="-0.00464275701292904" calcext:value-type="float">
            <text:p>-0.004642757012929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2:12:22.7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5T19:43:35.121000000</dc:date>
    <meta:editing-duration>PT6H51M54S</meta:editing-duration>
    <meta:editing-cycles>3</meta:editing-cycles>
    <meta:generator>LibreOffice/7.2.7.2$Windows_X86_64 LibreOffice_project/8d71d29d553c0f7dcbfa38fbfda25ee34cce99a2</meta:generator>
    <meta:document-statistic meta:table-count="1" meta:cell-count="135" meta:object-count="0"/>
  </office:meta>
</office:document-meta>
</file>